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cm" fo:margin-top="0cm" fo:margin-bottom="0cm" table:align="left" style:writing-mode="lr-tb"/>
    </style:style>
    <style:style style:name="Таблица1.A" style:family="table-column">
      <style:table-column-properties style:column-width="9.077cm"/>
    </style:style>
    <style:style style:name="Таблица1.B" style:family="table-column">
      <style:table-column-properties style:column-width="2.224cm"/>
    </style:style>
    <style:style style:name="Таблица1.C" style:family="table-column">
      <style:table-column-properties style:column-width="5.39cm"/>
    </style:style>
    <style:style style:name="Таблица1.1" style:family="table-row">
      <style:table-row-properties style:min-row-height="0.367cm" fo:keep-together="always"/>
    </style:style>
    <style:style style:name="Таблица1.A1" style:family="table-cell">
      <style:table-cell-properties fo:padding-left="0.189cm" fo:padding-right="0.189cm" fo:padding-top="0cm" fo:padding-bottom="0cm" fo:border="0.75pt solid #00000a"/>
    </style:style>
    <style:style style:name="Таблица1.B1" style:family="table-cell">
      <style:table-cell-properties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Таблица1.A2" style:family="table-cell">
      <style:table-cell-properties style:vertical-align="middle" fo:padding-left="0.189cm" fo:padding-right="0.189cm" fo:padding-top="0cm" fo:padding-bottom="0cm" fo:border="0.75pt solid #00000a"/>
    </style:style>
    <style:style style:name="Таблица1.B2" style:family="table-cell">
      <style:table-cell-properties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2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3" style:family="table-row">
      <style:table-row-properties fo:keep-together="always"/>
    </style:style>
    <style:style style:name="Таблица1.B3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Таблица1.C3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4" style:family="table-row">
      <style:table-row-properties fo:keep-together="auto"/>
    </style:style>
    <style:style style:name="Таблица1.C4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5" style:family="table-row">
      <style:table-row-properties fo:keep-together="auto"/>
    </style:style>
    <style:style style:name="Таблица1.C5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6" style:family="table-row">
      <style:table-row-properties fo:keep-together="auto"/>
    </style:style>
    <style:style style:name="Таблица1.7" style:family="table-row">
      <style:table-row-properties fo:keep-together="auto"/>
    </style:style>
    <style:style style:name="Таблица1.C7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8" style:family="table-row">
      <style:table-row-properties fo:keep-together="auto"/>
    </style:style>
    <style:style style:name="Таблица1.C8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9" style:family="table-row">
      <style:table-row-properties fo:keep-together="auto"/>
    </style:style>
    <style:style style:name="Таблица1.C9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1.10" style:family="table-row">
      <style:table-row-properties style:min-row-height="0.944cm" fo:keep-together="auto"/>
    </style:style>
    <style:style style:name="Таблица1.C10" style:family="table-cell">
      <style:table-cell-properties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Таблица2" style:family="table">
      <style:table-properties style:width="15.63cm" fo:margin-left="-0.386cm" fo:margin-top="0cm" fo:margin-bottom="0cm" table:align="left" style:writing-mode="lr-tb"/>
    </style:style>
    <style:style style:name="Таблица2.A" style:family="table-column">
      <style:table-column-properties style:column-width="7.19cm"/>
    </style:style>
    <style:style style:name="Таблица2.B" style:family="table-column">
      <style:table-column-properties style:column-width="2.939cm"/>
    </style:style>
    <style:style style:name="Таблица2.C" style:family="table-column">
      <style:table-column-properties style:column-width="2.7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Body_20_Text_20_2">
      <style:paragraph-properties fo:line-height="100%" fo:text-align="justify" style:justify-single-word="false"/>
    </style:style>
    <style:style style:name="P2" style:family="paragraph" style:parent-style-name="Body_20_Text_20_2">
      <style:paragraph-properties fo:margin-left="0cm" fo:margin-right="0cm" fo:line-height="100%" fo:text-align="justify" style:justify-single-word="false" fo:text-indent="1.251cm" style:auto-text-indent="false"/>
    </style:style>
    <style:style style:name="P3" style:family="paragraph" style:parent-style-name="Body_20_Text_20_2">
      <style:paragraph-properties fo:margin-top="0cm" fo:margin-bottom="0cm" loext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 style:list-style-name="WWNum1">
      <style:paragraph-properties fo:text-align="center" style:justify-single-word="false">
        <style:tab-stops>
          <style:tab-stop style:position="0cm"/>
          <style:tab-stop style:position="3.501cm"/>
        </style:tab-stops>
      </style:paragraph-properties>
    </style:style>
    <style:style style:name="P6" style:family="paragraph" style:parent-style-name="Standard">
      <style:paragraph-properties fo:text-align="center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fo:hyphenation-ladder-count="no-limit"/>
      <style:text-properties fo:font-size="14pt" style:font-size-asian="14pt" style:font-size-complex="14pt" fo:hyphenate="false" fo:hyphenation-remain-char-count="2" fo:hyphenation-push-char-count="2"/>
    </style:style>
    <style:style style:name="P8" style:family="paragraph" style:parent-style-name="Standard">
      <style:paragraph-properties fo:text-align="center" style:justify-single-word="false" fo:hyphenation-ladder-count="no-limit"/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9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12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3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14" style:family="paragraph" style:parent-style-name="Standard" style:list-style-name="WWNum6">
      <style:paragraph-properties fo:line-height="115%" fo:text-align="justify" style:justify-single-word="false" fo:orphans="2" fo:widows="2"/>
    </style:style>
    <style:style style:name="P15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6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17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8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19" style:family="paragraph" style:parent-style-name="Standard">
      <style:paragraph-properties fo:orphans="2" fo:widows="2"/>
    </style:style>
    <style:style style:name="P20" style:family="paragraph" style:parent-style-name="Standard" style:list-style-name="WWNum8">
      <style:paragraph-properties fo:orphans="2" fo:widows="2"/>
    </style:style>
    <style:style style:name="P21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0cm"/>
          <style:tab-stop style:position="3.501cm"/>
        </style:tab-stops>
      </style:paragraph-properties>
      <style:text-properties fo:color="#c00000"/>
    </style:style>
    <style:style style:name="P23" style:family="paragraph" style:parent-style-name="Standard">
      <style:paragraph-properties fo:text-align="center" style:justify-single-word="false" fo:keep-together="always" fo:keep-with-next="always"/>
    </style:style>
    <style:style style:name="P24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7.488cm" fo:margin-right="0cm" fo:text-align="center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hyphenate="false" fo:hyphenation-remain-char-count="2" fo:hyphenation-push-char-count="2"/>
    </style:style>
    <style:style style:name="P28" style:family="paragraph" style:parent-style-name="Standard">
      <style:paragraph-properties fo:margin-left="0.767cm" fo:margin-right="0cm" fo:text-align="justify" style:justify-single-word="false" fo:hyphenation-ladder-count="no-limit" fo:text-indent="0.482cm" style:auto-text-indent="false"/>
      <style:text-properties fo:font-style="italic" style:font-style-asian="italic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30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31" style:family="paragraph" style:parent-style-name="Standard">
      <style:paragraph-properties fo:margin-left="1cm" fo:margin-right="0cm" fo:text-indent="0cm" style:auto-text-indent="false">
        <style:tab-stops>
          <style:tab-stop style:position="1.752cm"/>
        </style:tab-stops>
      </style:paragraph-properties>
    </style:style>
    <style:style style:name="P32" style:family="paragraph" style:parent-style-name="Standard">
      <style:paragraph-properties fo:margin-left="1cm" fo:margin-right="0cm" fo:text-align="justify" style:justify-single-word="false" fo:text-indent="0cm" style:auto-text-indent="false">
        <style:tab-stops>
          <style:tab-stop style:position="1.501cm"/>
        </style:tab-stops>
      </style:paragraph-properties>
    </style:style>
    <style:style style:name="P3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3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Calibri" style:font-name-asian="Calibri1" style:language-asian="en" style:country-asian="US" style:font-name-complex="Calibri1"/>
    </style:style>
    <style:style style:name="P35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7cm" style:auto-text-indent="false"/>
    </style:style>
    <style:style style:name="P36" style:family="paragraph" style:parent-style-name="Standard">
      <style:paragraph-properties fo:margin-left="0cm" fo:margin-right="0cm" fo:text-indent="1.251cm" style:auto-text-indent="false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38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.251cm" style:auto-text-indent="false"/>
    </style:style>
    <style:style style:name="P39" style:family="paragraph" style:parent-style-name="Standard">
      <style:paragraph-properties fo:margin-left="0.25cm" fo:margin-right="0cm" fo:text-align="justify" style:justify-single-word="false" fo:text-indent="1cm" style:auto-text-indent="false"/>
    </style:style>
    <style:style style:name="P40" style:family="paragraph" style:parent-style-name="Standard">
      <style:paragraph-properties fo:margin-left="0.25cm" fo:margin-right="0cm" fo:margin-top="0.212cm" fo:margin-bottom="0.212cm" loext:contextual-spacing="false" fo:text-align="justify" style:justify-single-word="false" fo:text-indent="1cm" style:auto-text-indent="false"/>
    </style:style>
    <style:style style:name="P41" style:family="paragraph" style:parent-style-name="Standard">
      <style:paragraph-properties fo:margin-top="0.212cm" fo:margin-bottom="0.212cm" loext:contextual-spacing="false" fo:text-align="center" style:justify-single-word="false"/>
    </style:style>
    <style:style style:name="P42" style:family="paragraph" style:parent-style-name="Standard">
      <style:paragraph-properties fo:margin-top="0.212cm" fo:margin-bottom="0.212cm" loext:contextual-spacing="false" fo:text-align="justify" style:justify-single-word="false"/>
    </style:style>
    <style:style style:name="P43" style:family="paragraph" style:parent-style-name="Standard">
      <style:paragraph-properties fo:margin-top="0.212cm" fo:margin-bottom="0.212cm" loext:contextual-spacing="false" fo:text-align="center" style:justify-single-word="false" fo:keep-with-next="always"/>
    </style:style>
    <style:style style:name="P44" style:family="paragraph" style:parent-style-name="Standard">
      <style:paragraph-properties fo:margin-left="0cm" fo:margin-right="0cm" fo:margin-top="0.212cm" fo:margin-bottom="0.212cm" loext:contextual-spacing="false" fo:text-align="justify" style:justify-single-word="false" fo:text-indent="1cm" style:auto-text-indent="false"/>
    </style:style>
    <style:style style:name="P45" style:family="paragraph" style:parent-style-name="Standard">
      <style:paragraph-properties fo:margin-left="0cm" fo:margin-right="0cm" fo:text-indent="1cm" style:auto-text-indent="false">
        <style:tab-stops>
          <style:tab-stop style:position="0cm"/>
          <style:tab-stop style:position="2.251cm"/>
          <style:tab-stop style:position="4.001cm"/>
        </style:tab-stops>
      </style:paragraph-properties>
    </style:style>
    <style:style style:name="P46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font-size="14pt" style:font-size-asian="14pt" style:font-size-complex="14pt" fo:hyphenate="false" fo:hyphenation-remain-char-count="2" fo:hyphenation-push-char-count="2"/>
    </style:style>
    <style:style style:name="P47" style:family="paragraph" style:parent-style-name="Standard" style:list-style-name="WWNum1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48" style:family="paragraph" style:parent-style-name="Standard" style:list-style-name="WWNum9">
      <style:paragraph-properties fo:margin-left="0cm" fo:margin-right="0cm" fo:text-align="justify" style:justify-single-word="false" fo:hyphenation-ladder-count="no-limit" fo:text-indent="0cm" style:auto-text-indent="false">
        <style:tab-stops>
          <style:tab-stop style:position="0cm"/>
          <style:tab-stop style:position="0.501cm"/>
          <style:tab-stop style:position="2.251cm"/>
        </style:tab-stops>
      </style:paragraph-properties>
      <style:text-properties fo:hyphenate="false" fo:hyphenation-remain-char-count="2" fo:hyphenation-push-char-count="2"/>
    </style:style>
    <style:style style:name="P49" style:family="paragraph" style:parent-style-name="Standard">
      <style:paragraph-properties fo:margin-left="0.635cm" fo:margin-right="0cm" fo:text-align="justify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50" style:family="paragraph" style:parent-style-name="Standard">
      <style:paragraph-properties fo:margin-left="0.635cm" fo:margin-right="0cm" fo:text-align="end" style:justify-single-word="false" fo:text-indent="0cm" style:auto-text-indent="false">
        <style:tab-stops>
          <style:tab-stop style:position="0cm"/>
          <style:tab-stop style:position="3.501cm"/>
        </style:tab-stops>
      </style:paragraph-properties>
    </style:style>
    <style:style style:name="P51" style:family="paragraph" style:parent-style-name="Standard">
      <style:paragraph-properties fo:margin-left="0.501cm" fo:margin-right="0cm" fo:text-align="justify" style:justify-single-word="false" fo:text-indent="0cm" style:auto-text-indent="false"/>
    </style:style>
    <style:style style:name="P52" style:family="paragraph" style:parent-style-name="Standard">
      <style:paragraph-properties fo:margin-left="0.501cm" fo:margin-right="0cm" fo:text-align="justify" style:justify-single-word="false" fo:text-indent="0cm" style:auto-text-indent="false">
        <style:tab-stops>
          <style:tab-stop style:position="0.501cm"/>
        </style:tab-stops>
      </style:paragraph-properties>
    </style:style>
    <style:style style:name="P53" style:family="paragraph" style:parent-style-name="Standard">
      <style:paragraph-properties fo:margin-left="0.616cm" fo:margin-right="0cm" fo:text-indent="0cm" style:auto-text-indent="false"/>
    </style:style>
    <style:style style:name="P54" style:family="paragraph" style:parent-style-name="Standard">
      <style:paragraph-properties fo:margin-left="0.616cm" fo:margin-right="0cm" fo:text-align="justify" style:justify-single-word="false" fo:orphans="2" fo:widows="2" fo:text-indent="0cm" style:auto-text-indent="false"/>
    </style:style>
    <style:style style:name="P55" style:family="paragraph" style:parent-style-name="Standard">
      <style:paragraph-properties fo:margin-left="0.616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56" style:family="paragraph" style:parent-style-name="Standard">
      <style:paragraph-properties fo:margin-left="0cm" fo:margin-right="0cm" fo:text-align="justify" style:justify-single-word="false" fo:hyphenation-ladder-count="no-limit" fo:text-indent="0.767cm" style:auto-text-indent="false"/>
      <style:text-properties fo:font-style="italic" style:font-style-asian="italic" fo:hyphenate="false" fo:hyphenation-remain-char-count="2" fo:hyphenation-push-char-count="2"/>
    </style:style>
    <style:style style:name="P57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58" style:family="paragraph" style:parent-style-name="Heading_20_7" style:list-style-name="WWNum8">
      <style:paragraph-properties fo:margin-top="0cm" fo:margin-bottom="0.106cm" loext:contextual-spacing="false" fo:text-align="start" style:justify-single-word="false" fo:keep-with-next="auto"/>
    </style:style>
    <style:style style:name="P59" style:family="paragraph" style:parent-style-name="Text_20_body" style:list-style-name="WWNum5">
      <style:paragraph-properties fo:line-height="115%" fo:orphans="2" fo:widows="2"/>
    </style:style>
    <style:style style:name="P60" style:family="paragraph" style:parent-style-name="Text_20_body">
      <style:paragraph-properties fo:margin-left="0.635cm" fo:margin-right="0cm" fo:line-height="115%" fo:text-align="justify" style:justify-single-word="false" fo:text-indent="0cm" style:auto-text-indent="false"/>
    </style:style>
    <style:style style:name="P61" style:family="paragraph" style:parent-style-name="Text_20_body">
      <style:paragraph-properties fo:margin-left="0.635cm" fo:margin-right="0cm" fo:margin-top="0cm" fo:margin-bottom="0cm" loext:contextual-spacing="false" fo:line-height="115%" fo:text-align="justify" style:justify-single-word="false" fo:orphans="2" fo:widows="2" fo:text-indent="0cm" style:auto-text-indent="false"/>
    </style:style>
    <style:style style:name="P62" style:family="paragraph" style:parent-style-name="Text_20_body" style:list-style-name="WWNum2">
      <style:paragraph-properties fo:margin-top="0cm" fo:margin-bottom="0cm" loext:contextual-spacing="false" fo:line-height="115%" fo:text-align="justify" style:justify-single-word="false" fo:orphans="2" fo:widows="2"/>
    </style:style>
    <style:style style:name="P63" style:family="paragraph" style:parent-style-name="Text_20_body" style:list-style-name="WWNum7">
      <style:paragraph-properties fo:margin-top="0cm" fo:margin-bottom="0cm" loext:contextual-spacing="false" fo:line-height="115%" fo:text-align="justify" style:justify-single-word="false" fo:orphans="2" fo:widows="2"/>
    </style:style>
    <style:style style:name="P64" style:family="paragraph" style:parent-style-name="Text_20_body" style:list-style-name="WWNum5">
      <style:paragraph-properties fo:margin-top="0cm" fo:margin-bottom="0cm" loext:contextual-spacing="false" fo:line-height="115%" fo:text-align="justify" style:justify-single-word="false" fo:orphans="2" fo:widows="2"/>
    </style:style>
    <style:style style:name="P65" style:family="paragraph" style:parent-style-name="Text_20_body" style:list-style-name="WWNum6">
      <style:paragraph-properties fo:margin-top="0cm" fo:margin-bottom="0cm" loext:contextual-spacing="false" fo:line-height="115%" fo:text-align="justify" style:justify-single-word="false" fo:orphans="2" fo:widows="2"/>
    </style:style>
    <style:style style:name="P66" style:family="paragraph" style:parent-style-name="Text_20_body">
      <style:paragraph-properties fo:margin-left="1cm" fo:margin-right="0cm" fo:line-height="115%" fo:orphans="2" fo:widows="2" fo:text-indent="0cm" style:auto-text-indent="false"/>
    </style:style>
    <style:style style:name="P67" style:family="paragraph" style:parent-style-name="project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68" style:family="paragraph" style:parent-style-name="Основной_20_текст_20_с_20_отступом_20_21" style:list-style-name="WWNum6">
      <style:paragraph-properties fo:line-height="115%"/>
    </style:style>
    <style:style style:name="P69" style:family="paragraph" style:parent-style-name="Основной_20_текст_20_с_20_отступом_20_21">
      <style:paragraph-properties fo:margin-left="1.501cm" fo:margin-right="0cm" fo:line-height="115%" fo:text-indent="0cm" style:auto-text-indent="false"/>
    </style:style>
    <style:style style:name="P70" style:family="paragraph" style:parent-style-name="List_20_Paragraph" style:list-style-name="WWNum6">
      <style:paragraph-properties fo:margin-top="0cm" fo:margin-bottom="0cm" loext:contextual-spacing="false" fo:orphans="0" fo:widows="0">
        <style:tab-stops>
          <style:tab-stop style:position="1.752cm"/>
        </style:tab-stops>
      </style:paragraph-properties>
    </style:style>
    <style:style style:name="P71" style:family="paragraph" style:parent-style-name="List_20_Paragraph">
      <style:paragraph-properties fo:margin-left="1.501cm" fo:margin-right="0cm" fo:margin-top="0cm" fo:margin-bottom="0cm" loext:contextual-spacing="false" fo:orphans="0" fo:widows="0" fo:text-indent="0cm" style:auto-text-indent="false">
        <style:tab-stops>
          <style:tab-stop style:position="1.752cm"/>
        </style:tab-stops>
      </style:paragraph-properties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P72" style:family="paragraph" style:parent-style-name="Обычный11">
      <style:paragraph-properties fo:margin-left="2.54cm" fo:margin-right="0cm" fo:text-indent="0cm" style:auto-text-indent="false"/>
    </style:style>
    <style:style style:name="P73" style:family="paragraph" style:parent-style-name="Обычный11">
      <style:paragraph-properties fo:margin-left="2.54cm" fo:margin-right="0cm" fo:text-align="justify" style:justify-single-word="false" fo:text-indent="0cm" style:auto-text-indent="false"/>
    </style:style>
    <style:style style:name="P74" style:family="paragraph" style:parent-style-name="caption" style:list-style-name="WWNum8">
      <style:paragraph-properties fo:text-align="start" style:justify-single-word="false"/>
    </style:style>
    <style:style style:name="P75" style:family="paragraph" style:parent-style-name="kr_5f_обычный">
      <style:paragraph-properties fo:margin-left="0cm" fo:margin-right="0cm" fo:text-indent="0cm" style:auto-text-indent="false"/>
    </style:style>
    <style:style style:name="P76" style:family="paragraph" style:parent-style-name="Normal_20__28_Web_29_">
      <style:paragraph-properties fo:margin-left="0cm" fo:margin-right="0cm" fo:margin-top="0cm" fo:margin-bottom="0cm" loext:contextual-spacing="false" fo:text-indent="1.251cm" style:auto-text-indent="false"/>
    </style:style>
    <style:style style:name="P77" style:family="paragraph" style:parent-style-name="Normal_20__28_Web_29_">
      <style:paragraph-properties fo:margin-left="0cm" fo:margin-right="0cm" fo:margin-top="0cm" fo:margin-bottom="0cm" loext:contextual-spacing="false" fo:text-align="center" style:justify-single-word="false" fo:text-indent="1.251cm" style:auto-text-indent="false"/>
    </style:style>
    <style:style style:name="P78" style:family="paragraph" style:parent-style-name="Normal_20__28_Web_29_">
      <style:paragraph-properties fo:margin-left="0cm" fo:margin-right="0cm" fo:margin-top="0cm" fo:margin-bottom="0cm" loext:contextual-spacing="false" fo:text-indent="1.251cm" style:auto-text-indent="false"/>
    </style:style>
    <style:style style:name="P79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80" style:family="paragraph" style:parent-style-name="Normal_20__28_Web_29_">
      <style:paragraph-properties fo:margin-left="0cm" fo:margin-right="0cm" fo:text-indent="1.251cm" style:auto-text-indent="false"/>
    </style:style>
    <style:style style:name="P81" style:family="paragraph" style:parent-style-name="Normal1">
      <style:paragraph-properties fo:margin-left="0cm" fo:margin-right="0cm" fo:text-indent="1.27cm" style:auto-text-indent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Calibri1" style:language-asian="en" style:country-asian="US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style:font-size-asian="12pt" style:font-size-complex="12pt" style:font-style-complex="italic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weight="normal" style:font-size-asian="12pt" style:language-asian="en" style:country-asian="US" style:font-weight-asian="normal" style:font-size-complex="12pt" style:font-weight-complex="normal"/>
    </style:style>
    <style:style style:name="T10" style:family="text">
      <style:text-properties style:text-position="super 58%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language="en" fo:country="US"/>
    </style:style>
    <style:style style:name="T15" style:family="text">
      <style:text-properties fo:language="en" fo:country="US" fo:font-weight="bold" style:font-weight-asian="bold" style:font-weight-complex="bold"/>
    </style:style>
    <style:style style:name="T16" style:family="text">
      <style:text-properties fo:language="en" fo:country="US" fo:font-weight="normal" style:letter-kerning="false" style:language-asian="en" style:country-asian="US" style:font-weight-asian="normal" style:font-weight-complex="normal"/>
    </style:style>
    <style:style style:name="T17" style:family="text">
      <style:text-properties fo:color="#000000" style:font-name="Tahoma" fo:font-size="9pt" style:font-size-asian="9pt" style:font-name-complex="Tahoma1" style:font-size-complex="9pt"/>
    </style:style>
    <style:style style:name="T18" style:family="text">
      <style:text-properties fo:color="#000000"/>
    </style:style>
    <style:style style:name="T19" style:family="text">
      <style:text-properties style:font-style-complex="italic"/>
    </style:style>
    <style:style style:name="T20" style:family="text">
      <style:text-properties style:font-name="Times New Roman" fo:font-size="12pt" style:font-size-asian="12pt" style:font-name-complex="Times New Roman1" style:font-size-complex="12pt"/>
    </style:style>
    <style:style style:name="T21" style:family="text">
      <style:text-properties style:font-name="Times New Roman" fo:font-size="12pt" style:font-size-asian="12pt" style:language-asian="ru" style:country-asian="RU" style:font-name-complex="Times New Roman1" style:font-size-complex="12pt"/>
    </style:style>
    <style:style style:name="T22" style:family="text">
      <style:text-properties style:font-name-asian="Calibri1" style:language-asian="en" style:country-asian="US"/>
    </style:style>
    <style:style style:name="T23" style:family="text">
      <style:text-properties style:font-name="Calibri" fo:font-weight="bold" style:font-name-asian="Calibri1" style:language-asian="en" style:country-asian="US" style:font-weight-asian="bold" style:font-name-complex="Calibri1" style:font-weight-complex="bold"/>
    </style:style>
    <style:style style:name="T24" style:family="text">
      <style:text-properties fo:font-weight="normal" style:letter-kerning="false" style:language-asian="en" style:country-asian="US" style:font-weight-asian="normal" style:font-weight-complex="normal"/>
    </style:style>
    <style:style style:name="T25" style:family="text">
      <style:text-properties fo:font-weight="normal" style:font-name-asian="Calibri1" style:language-asian="en" style:country-asian="US" style:font-weight-asian="normal" style:font-weight-complex="normal"/>
    </style:style>
    <style:style style:name="T26" style:family="text">
      <style:text-properties fo:color="#c00000"/>
    </style:style>
    <style:style style:name="T27" style:family="text">
      <style:text-properties fo:language="ru" fo:country="RU"/>
    </style:style>
  </office:automatic-styles>
  <office:body>
    <office:text text:use-soft-page-breaks="true">
      <text:tracked-changes text:track-changes="false">
        <text:changed-region xml:id="ct100088192" text:id="ct100088192">
          <text:insertion>
            <office:change-info>
              <dc:creator>snow</dc:creator>
              <dc:date>2014-01-23T08:43:00</dc:date>
            </office:change-info>
          </text:insertion>
        </text:changed-region>
        <text:changed-region xml:id="ct47446192" text:id="ct47446192">
          <text:insertion>
            <office:change-info>
              <dc:creator>snow</dc:creator>
              <dc:date>2014-01-23T08:46:00</dc:date>
            </office:change-info>
          </text:insertion>
        </text:changed-region>
        <text:changed-region xml:id="ct105131104" text:id="ct105131104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4312848" text:id="ct104312848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0528016" text:id="ct100528016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9013216" text:id="ct109013216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5127776" text:id="ct105127776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100528864" text:id="ct100528864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104314048" text:id="ct104314048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99862880" text:id="ct99862880">
          <text:insertion>
            <office:change-info>
              <dc:creator>snow</dc:creator>
              <dc:date>2014-03-02T11:42:00</dc:date>
            </office:change-info>
          </text:insertion>
        </text:changed-region>
        <text:changed-region xml:id="ct102464384" text:id="ct102464384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47483408" text:id="ct47483408">
          <text:insertion>
            <office:change-info>
              <dc:creator>snow</dc:creator>
              <dc:date>2013-12-11T13:14:00</dc:date>
            </office:change-info>
          </text:insertion>
        </text:changed-region>
        <text:changed-region xml:id="ct47483120" text:id="ct47483120">
          <text:UnknownChange>
            <office:change-info>
              <dc:creator>snow</dc:creator>
              <dc:date>2014-03-02T04:11:00</dc:date>
            </office:change-info>
          </text:UnknownChange>
        </text:changed-region>
        <text:changed-region xml:id="ct46850320" text:id="ct46850320">
          <text:insertion>
            <office:change-info>
              <dc:creator>snow</dc:creator>
              <dc:date>2013-12-11T13:1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bookmark text:name="_GoBack"/><text:span text:style-name="T1">АННОТАЦИЯ</text:span></text:p>
      <text:p text:style-name="P4"><text:span text:style-name="T1">РАБОЧЕЙ ПРОГРАММЫ ДИСЦИПЛИНЫ</text:span></text:p>
      <text:p text:style-name="P6"/>
      <text:p text:style-name="P23"><text:span text:style-name="T4">ПРОЕКТИРОВАНИЕ ИНФОРМАЦИОННЫХ СИСТЕМ</text:span></text:p>
      <text:p text:style-name="P4"><text:span text:style-name="T10"><text:s/>(наименование дисциплины)</text:span></text:p>
      <text:p text:style-name="P24">Направление подготовки/специальность высшего образования:</text:p>
      <text:p text:style-name="P10"><text:span text:style-name="T4">230100 «Информатика и вычислительная техника»</text:span></text:p>
      <text:p text:style-name="P24"><text:span text:style-name="T3">_________________________________________________________________________</text:span></text:p>
      <text:p text:style-name="P25"><text:span text:style-name="T10">(код и наименование направления подготовки/специальности)</text:span></text:p>
      <text:p text:style-name="P26">Программа бакалавриата/магистратуры/специалитета:</text:p>
      <text:p text:style-name="P10"><text:span text:style-name="T2">230101 «Вычислительные машины, комплексы, системы и сети»</text:span></text:p>
      <text:p text:style-name="P26">_________________________________________________________________________</text:p>
      <text:p text:style-name="P4"><text:span text:style-name="T10">(указать профиль подготовки/наименование магистерской программы/специализацию)</text:span></text:p>
      <text:p text:style-name="P11"/>
      <text:p text:style-name="P11">Квалификация: <text:s text:c="7"/><text:span text:style-name="T11"><text:s/>бакалавр</text:span>_________________________________________</text:p>
      <text:p text:style-name="P7"/>
      <text:p text:style-name="P11"><text:span text:style-name="T3">1. Цели и задачи освоения дисциплины </text:span></text:p>
      <text:p text:style-name="P27">Цель изучения дисциплины заключается: в выработке компетенций <text:s/>формулировать и решать задачи проектирования профессионально-ориентированных информационных систем с использованием различных методов и решений.</text:p>
      <text:p text:style-name="P60">Основными задачами изучения дисциплины являются:</text:p>
      <text:list xml:id="list8306086012197168464" text:style-name="WWNum2">
        <text:list-item>
          <text:p text:style-name="P62">Дать представление о процессе проектирования</text:p>
        </text:list-item>
        <text:list-item>
          <text:p text:style-name="P62"><text:soft-page-break/>Познакомить с принципами проектирования систем управления, организации и экономики</text:p>
        </text:list-item>
        <text:list-item>
          <text:p text:style-name="P62">Ознакомить с отечественными стандартами проектирования информационных экономических систем</text:p>
        </text:list-item>
        <text:list-item>
          <text:p text:style-name="P62">Ознакомить с международными стандартами проектирования</text:p>
        </text:list-item>
        <text:list-item>
          <text:p text:style-name="P62">Привить навыки использования современных <text:span text:style-name="T14">CASE</text:span>- средств</text:p>
        </text:list-item>
      </text:list>
      <text:p text:style-name="P28"/>
      <text:p text:style-name="P11"><text:span text:style-name="T3">2. Компетенции обучающегося, формируемые в результате освоения дисциплины </text:span></text:p>
      <text:p text:style-name="P61">Освоение программы настоящей дисциплины позволит сформировать у обучающегося следующие компетенции:<text:change-start text:change-id="ct100088192"/> <text:change-end text:change-id="ct100088192"/><text:change-start text:change-id="ct47446192"/></text:p>
      <text:list xml:id="list1869851031860290979" text:style-name="WWNum7">
        <text:list-item>
          <text:p text:style-name="P63"><text:change-end text:change-id="ct47446192"/>способность использовать основы экономических знаний в различных сферах деятельности (ОК-3);</text:p>
        </text:list-item>
        <text:list-item>
          <text:p text:style-name="P63">способностью к самоорганизации и самообразованию (ОК-7);</text:p>
        </text:list-item>
        <text:list-item>
          <text:p text:style-name="P63">способностью осваивать методики использования программных средств для решения практических задач (ОПК-2);</text:p>
        </text:list-item>
        <text:list-item>
          <text:p text:style-name="P63">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етом основных требований информационной безопасности (ОПК-5);</text:p>
        </text:list-item>
        <text:list-item>
          <text:p text:style-name="P63">способностью<text:span text:style-name="T17"> </text:span>разрабатывать модели компонентов информационных систем, включая модели баз данных и модели интерфейсов "человек - электронно-вычислительная машина"(ПК-1);</text:p>
        </text:list-item>
        <text:list-item>
          <text:p text:style-name="P63">способностью разрабатывать компоненты аппаратно-программных комплексов и баз данных, используя современные инструментальные средства и технологии программирования (ПК-2);</text:p>
        </text:list-item>
        <text:list-item>
          <text:p text:style-name="P63">способностью обосновывать принимаемые проектные решения, осуществлять постановку и выполнять эксперименты по проверке их корректности и эффективности (ПК-3).</text:p>
        </text:list-item>
      </text:list>
      <text:p text:style-name="P11">В результате освоения программы обучающийся должен:</text:p>
      <text:p text:style-name="P61">знать:<text:span text:style-name="T1"> </text:span></text:p>
      <text:list xml:id="list8692832216501358390" text:style-name="WWNum5">
        <text:list-item>
          <text:p text:style-name="P64">принципы проектирования систем управления, организации и экономики;</text:p>
        </text:list-item>
        <text:list-item>
          <text:p text:style-name="P64">структуру и содержание отечественных и международных стандартов программной инженерии;</text:p>
        </text:list-item>
        <text:list-item>
          <text:p text:style-name="P64">перспективы развития информационных <text:s/>технологий и информационных систем в предметной области, их взаимосвязь со смежными областями;</text:p>
        </text:list-item>
        <text:list-item>
          <text:p text:style-name="P59">принципы организации и управления проектом ИС;</text:p>
        </text:list-item>
      </text:list>
      <text:p text:style-name="P66"><text:span text:style-name="T19">уметь</text:span>:</text:p>
      <text:list xml:id="list8375062327080939422" text:style-name="WWNum6">
        <text:list-item>
          <text:p text:style-name="P14"><text:soft-page-break/>формулировать и решать задачи проектирования профессионально-ориентированных информационных систем с использованием различных методов и решений;</text:p>
        </text:list-item>
        <text:list-item>
          <text:p text:style-name="P14">разрабатывать модели с помощью CASE-средств на всех этапах проектирования;</text:p>
        </text:list-item>
        <text:list-item>
          <text:p text:style-name="P14">ставить и решать задачи, связанные с организацией диалога между человеком и информационной системой;</text:p>
        </text:list-item>
        <text:list-item>
          <text:p text:style-name="P65">анализировать и оценивать производительность ИС.</text:p>
        </text:list-item>
      </text:list>
      <text:p text:style-name="P69"><text:span text:style-name="T7">владеть</text:span><text:span text:style-name="T8">:</text:span></text:p>
      <text:list xml:id="list161005213169584" text:continue-numbering="true" text:style-name="WWNum6">
        <text:list-item>
          <text:p text:style-name="P68"><text:span text:style-name="T6">современными технологиями проектирования объектов профессиональной деятельности;</text:span></text:p>
        </text:list-item>
        <text:list-item>
          <text:p text:style-name="P70"><text:span text:style-name="T20">методами и средствами разработки и оформления технической документации.</text:span></text:p>
        </text:list-item>
      </text:list>
      <text:p text:style-name="P71"/>
      <text:p text:style-name="P15"><text:span text:style-name="T3">3. Основная структура дисциплины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3" office:value-type="string">
            <text:p text:style-name="P4"><text:span text:style-name="T3">Вид учебной работы</text:span></text:p>
          </table:table-cell>
          <table:table-cell table:style-name="Таблица1.B1" table:number-columns-spanned="2" office:value-type="string">
            <text:p text:style-name="P4"><text:span text:style-name="T3">Количество часов</text:span></text:p>
          </table:table-cell>
          <table:covered-table-cell/>
        </table:table-row>
        <table:table-row table:style-name="Таблица1.1">
          <table:covered-table-cell/>
          <table:table-cell table:style-name="Таблица1.B2" table:number-rows-spanned="2" office:value-type="string">
            <text:p text:style-name="P29"><text:span text:style-name="T3">Всего</text:span></text:p>
          </table:table-cell>
          <table:table-cell table:style-name="Таблица1.C2" office:value-type="string">
            <text:p text:style-name="P4"><text:span text:style-name="T3">Семестр</text:span></text:p>
          </table:table-cell>
        </table:table-row>
        <table:table-row table:style-name="Таблица1.3">
          <table:covered-table-cell/>
          <table:covered-table-cell/>
          <table:table-cell table:style-name="Таблица1.C3" office:value-type="string">
            <text:p text:style-name="P4"><text:span text:style-name="T3">№ 7</text:span></text:p>
            <text:p text:style-name="P16"/>
          </table:table-cell>
        </table:table-row>
        <table:table-row table:style-name="Таблица1.4">
          <table:table-cell table:style-name="Таблица1.A1" office:value-type="string">
            <text:p text:style-name="P11">Общая трудоемкость дисциплины</text:p>
          </table:table-cell>
          <table:table-cell table:style-name="Таблица1.A1" office:value-type="string">
            <text:p text:style-name="P11">108</text:p>
          </table:table-cell>
          <table:table-cell table:style-name="Таблица1.C4" office:value-type="string">
            <text:p text:style-name="P11">108</text:p>
          </table:table-cell>
        </table:table-row>
        <table:table-row table:style-name="Таблица1.5">
          <table:table-cell table:style-name="Таблица1.A1" office:value-type="string">
            <text:p text:style-name="P11">Аудиторные занятия, в том числе:</text:p>
          </table:table-cell>
          <table:table-cell table:style-name="Таблица1.A1" office:value-type="string">
            <text:p text:style-name="P11">51</text:p>
          </table:table-cell>
          <table:table-cell table:style-name="Таблица1.C5" office:value-type="string">
            <text:p text:style-name="P11">51</text:p>
          </table:table-cell>
        </table:table-row>
        <table:table-row table:style-name="Таблица1.6">
          <table:table-cell table:style-name="Таблица1.A1" office:value-type="string">
            <text:p text:style-name="P30">лекции</text:p>
          </table:table-cell>
          <table:table-cell table:style-name="Таблица1.A1" office:value-type="string">
            <text:p text:style-name="P11">17</text:p>
          </table:table-cell>
          <table:table-cell table:style-name="Таблица1.A1" office:value-type="string">
            <text:p text:style-name="P11">17</text:p>
          </table:table-cell>
        </table:table-row>
        <table:table-row table:style-name="Таблица1.7">
          <table:table-cell table:style-name="Таблица1.A1" office:value-type="string">
            <text:p text:style-name="P30">лабораторные работы</text:p>
          </table:table-cell>
          <table:table-cell table:style-name="Таблица1.A1" office:value-type="string">
            <text:p text:style-name="P11">34</text:p>
          </table:table-cell>
          <table:table-cell table:style-name="Таблица1.C7" office:value-type="string">
            <text:p text:style-name="P11">34</text:p>
          </table:table-cell>
        </table:table-row>
        <table:table-row table:style-name="Таблица1.8">
          <table:table-cell table:style-name="Таблица1.A1" office:value-type="string">
            <text:p text:style-name="P30">практические занятия</text:p>
          </table:table-cell>
          <table:table-cell table:style-name="Таблица1.A1" office:value-type="string">
            <text:p text:style-name="P11"/>
          </table:table-cell>
          <table:table-cell table:style-name="Таблица1.C8" office:value-type="string">
            <text:p text:style-name="P11"/>
          </table:table-cell>
        </table:table-row>
        <table:table-row table:style-name="Таблица1.9">
          <table:table-cell table:style-name="Таблица1.A1" office:value-type="string">
            <text:p text:style-name="P11">Самостоятельная работа (в том числе курсовое проектирование, курсовая работа)</text:p>
          </table:table-cell>
          <table:table-cell table:style-name="Таблица1.A1" office:value-type="string">
            <text:p text:style-name="P11">57</text:p>
          </table:table-cell>
          <table:table-cell table:style-name="Таблица1.C9" office:value-type="string">
            <text:p text:style-name="P11">57</text:p>
          </table:table-cell>
        </table:table-row>
        <table:table-row table:style-name="Таблица1.10">
          <table:table-cell table:style-name="Таблица1.A1" office:value-type="string">
            <text:p text:style-name="P11">Вид промежуточной аттестации (итогового контроля по дисциплине)</text:p>
          </table:table-cell>
          <table:table-cell table:style-name="Таблица1.A1" office:value-type="string">
            <text:p text:style-name="P11">зачет</text:p>
          </table:table-cell>
          <table:table-cell table:style-name="Таблица1.C10" office:value-type="string">
            <text:p text:style-name="P11">зачет</text:p>
          </table:table-cell>
        </table:table-row>
      </table:table>
      <text:p text:style-name="P9"/>
      <text:p text:style-name="P12"><text:soft-page-break/><text:span text:style-name="T3">4. Содержание дисциплины</text:span></text:p>
      <text:p text:style-name="P12">4.1. Перечень разделов и тем дисциплины</text:p>
      <text:p text:style-name="P77"><text:span text:style-name="T4">Раздел 1 . Основные понятия дисциплины</text:span></text:p>
      <text:p text:style-name="P31"><text:span text:style-name="T5">Тема 1.1. Понятие о процессе проектирования. Цели и задачи курса</text:span><text:span text:style-name="T4"> </text:span><text:span text:style-name="T5"><text:s/></text:span></text:p>
      <text:p text:style-name="P33"><text:span text:style-name="T22">Место предмета среди дисциплин, изучающих информационные системы в различных прикладных областях. Понятие о процессе проектирования автоматизированных экономических информационных систем. Отличительные черты процесса проектирования различных объектов. Проектирование ИС: современный подход. Современные стандарты программной инженерии. Цели и задачи курса.</text:span></text:p>
      <text:p text:style-name="P34"/>
      <text:p text:style-name="P36"><text:span text:style-name="T4">Тема 1.2.Система, информационная система (ИС)</text:span></text:p>
      <text:p text:style-name="Standard"><text:span text:style-name="T22">Определение системы, состав, цель. Цели и состав информационной системы. Функциональные и обеспечивающие подсистемы.</text:span></text:p>
      <text:p text:style-name="P76"><text:span text:style-name="T4">Тема 1.3. Классификация информационных систем</text:span></text:p>
      <text:p text:style-name="P39">Классификация информационных систем по типу хранимых данных ИС, <text:s/>по степени автоматизации информационных процессов , по уровню государственного управления, по характеру обработки данных ИС, в зависимости от отрасли, <text:span text:style-name="T18">по объектам <text:s/>управления, </text:span>в зависимости от временного горизонта, по степени интегрированности.</text:p>
      <text:p text:style-name="P80"><text:span text:style-name="T4">Тема 1.4. Принципы разработки информационных систем </text:span></text:p>
      <text:p text:style-name="P76">Принципы разработки, сформулированные ак. Глушковым, их трактовка для современных условий. </text:p>
      <text:p text:style-name="P76"><text:span text:style-name="T4">Тема 1.5. Жизненный цикл систем </text:span></text:p>
      <text:p text:style-name="P81">Рабочие процессы проектирования и фазы проектирования. Рабочие процессы <text:s/>проектирования. <text:s/>Основные процессы. Вспомогательные процессы. Процессы управления .Фазы проектирования. Модели ЖЦ как соотношение рабочих процессов и фаз проектирования. Достоинства и недостатки каскадной и спиральной модели ЖЦ. Условия использования каскадной и спиральной модели ЖЦ.</text:p>
      <text:p text:style-name="P41"><text:span text:style-name="T4">Раздел 2. Основные рабочие процессы </text:span></text:p>
      <text:p text:style-name="P76"><text:span text:style-name="T4">Тема 2.1. Моделирование предметной области </text:span></text:p>
      <text:p text:style-name="P79">Структурный и объектно-ориентированный подходы при проектировании ИС: соотношение, отличительные черты. Понятие функции, бизнес-процесса. Методология <text:span text:style-name="T14">SADT</text:span> (<text:span text:style-name="T14">IDEF</text:span>0) .Состав функциональной модели. Иерархия диаграмм. <text:span text:style-name="T14">SADT</text:span>-методология. Блоки, дуги. Принципы моделирования. Виды связей в моделях. Примеры прямых и обратных связей. Туннелирование. Этапы проектирования. Правила проведения экспертиз. Понятие стратегии декомпозиции. Стратегии декомпозиции: по стабильным подсистемам, по жизненному циклу, функциональная, стратегия 3Р. Стратегия декомпозиции, основанная на методике выделения функций производственных систем</text:p>
      <text:p text:style-name="P36"><text:span text:style-name="T4">Тема 2.2. Реинжиниринг бизнес-процессов</text:span></text:p>
      <text:p text:style-name="P37"><text:span text:style-name="T18">Понятие реинжиниринга бизнес-процесса. Принципы реинжиниринга. Участники реинжиниринговой деятельности. </text:span>Пути перепроектирования. Ошибки при <text:span text:style-name="T14">BPR</text:span>.</text:p>
      <text:p text:style-name="P38"><text:span text:style-name="T4">Тема 2.4. Разработка требований </text:span></text:p>
      <text:p text:style-name="P38">Понятие требования. Классификация требований. Уровни требований. Процесс выявления требований. Атрибуты требований. Спецификации требований.</text:p>
      <text:p text:style-name="P35"><text:soft-page-break/><text:span text:style-name="T4">Тема 2.5. Проектирование архитектуры, детальное проектирование </text:span></text:p>
      <text:p text:style-name="P79">Проектирование архитектуры. Структура архитектуры. Модель Захмана. Техники проектирования. Проектирование информационного обеспечения. Проектирование документации.</text:p>
      <text:p text:style-name="P38"><text:span text:style-name="T4">Тема 2.6. Конструирование </text:span></text:p>
      <text:p text:style-name="P37">Основы конструирования. Стандарты в конструировании. Управление конструированием </text:p>
      <text:p text:style-name="P38"><text:span text:style-name="T4">Тема 2.7.Тестирование </text:span></text:p>
      <text:p text:style-name="P37">Основные термины. Уровни тестирования. Цели тестирования. Техники тестирования. Измерение результатов тестирования. Документирование тестов и рабочего продукта</text:p>
      <text:p text:style-name="P43"><text:span text:style-name="T4">Раздел 3. Технологии проектирования </text:span></text:p>
      <text:p text:style-name="P1"><text:span text:style-name="T4">Тема 3.1. Требования к технологиям проектирования</text:span></text:p>
      <text:p text:style-name="P2">Основные компоненты технологии проектирования ИС. Функциональные и объектные технологии проектирования. Стандарты технологий. Методы и средства проектирования ИС. Краткая характеристика применяемых технологий проектирования. Требования, предъявляемые к технологии проектирования ИС. Выбор технологии проектирования ИС</text:p>
      <text:p text:style-name="P42"><text:span text:style-name="T4">Тема 3.2. Каноническое проектирование ИС </text:span></text:p>
      <text:p text:style-name="P38">Стандарты, регламентирующие технологию канонического проектирования. Предпроектная стадия. Стадия технического проектирования. Состав технического проекта. Правила разработки постановок задач. <text:s/>Стадия рабочего проектирования. Состав работ на стадии рабочего проектирования. Виды рабочей документации. Стадия ввода в эксплуатацию Состав работ на стадии ввода в эксплуатацию. Виды испытаний. Методы тестирования систем. Документация на этапе ввода в эксплуатацию. Эксплуатация и сопровождения автоматизированных систем</text:p>
      <text:p text:style-name="P40"><text:span text:style-name="T4">Тема 3.3. Типовое проектирование ИС </text:span></text:p>
      <text:p text:style-name="P67">Понятие типового элемента. <text:span text:style-name="T22">Элементный, подсистемный и объектный методы типового проектирования. </text:span></text:p>
      <text:p text:style-name="P37"><text:span text:style-name="T4">Тема 3.4. Технология </text:span><text:span text:style-name="T15">DATARUN</text:span><text:span text:style-name="T4"> </text:span></text:p>
      <text:p text:style-name="P39">Основные процессы стандарта <text:span text:style-name="T14">ISO</text:span>/<text:span text:style-name="T14">IEC</text:span> 12207. Модель деятельности организации. Модель проектируемой ИС. Этапы технологии <text:span text:style-name="T14">DATARUN</text:span></text:p>
      <text:p text:style-name="P39"><text:span text:style-name="T4">Тема 3.5. Технология </text:span><text:span text:style-name="T15">RUP</text:span><text:span text:style-name="T4"> </text:span></text:p>
      <text:p text:style-name="P44">Объектно-ориентированный подход к проектированию ИС. Язык <text:span text:style-name="T14">UML</text:span>. Диаграммы использования системы (<text:span text:style-name="T14">Use</text:span> <text:span text:style-name="T14">Cases</text:span>), диаграммы классов, временная диаграмма (<text:span text:style-name="T14">Sequences</text:span>).</text:p>
      <text:p text:style-name="P12"/>
      <text:p text:style-name="P12">4.2. Перечень лабораторных работ</text:p>
      <text:list xml:id="list3155806235641915223" text:style-name="WWNum8">
        <text:list-item>
          <text:p text:style-name="P74"><text:span text:style-name="T9">Лабораторная работа №1. Проектирование информационных технологических процессов. Стандарт EPC (Event‑Driven Process Chain)</text:span></text:p>
        </text:list-item>
        <text:list-item>
          <text:h text:style-name="P58" text:outline-level="7"><text:span text:style-name="T24">Лабораторная работа №2. Построение функциональной модели объекта автоматизации «AS-IS»</text:span></text:h>
        </text:list-item>
        <text:list-item>
          <text:h text:style-name="P58" text:outline-level="7"><text:soft-page-break/><text:span text:style-name="T25">Лабораторная работа №3. Анализ функциональной модели.</text:span><text:span text:style-name="T24"> Построение функциональной модели объекта автоматизации «</text:span><text:span text:style-name="T16">TO</text:span><text:span text:style-name="T24">-</text:span><text:span text:style-name="T16">BE</text:span><text:span text:style-name="T24">»</text:span></text:h>
        </text:list-item>
        <text:list-item>
          <text:p text:style-name="P20"><text:span text:style-name="T22">Лабораторная работа №4. Формулирование требований к автоматизированной системе</text:span></text:p>
        </text:list-item>
      </text:list>
      <text:p text:style-name="P19"/>
      <text:p text:style-name="P12">4.3. Перечень практических (семинарских) <text:s/>занятий</text:p>
      <text:p text:style-name="P12">Не предусмотрено</text:p>
      <text:p text:style-name="P12">4.4. Перечень заданий по <text:s/>самостоятельной работе студентов (включая курсовой проект, курсовую работу)</text:p>
      <text:p text:style-name="P32"><text:span text:style-name="T1">1. </text:span>Подготовка к лабораторным работам;</text:p>
      <text:p text:style-name="P32">2. Подготовка к зачёту;</text:p>
      <text:p text:style-name="P32">3. Создание графических моделей процессов;</text:p>
      <text:p text:style-name="P32">4. Проработка отдельных разделов теоретического курса;</text:p>
      <text:p text:style-name="P32">5. Оформление отчетов по лабораторным работам; </text:p>
      <text:p text:style-name="P45">6. Подготовка к сдаче и защите отчетов.</text:p>
      <text:p text:style-name="P46"/>
      <text:list xml:id="list8738755296795398295" text:style-name="WWNum1">
        <text:list-item>
          <text:p text:style-name="P47"><text:span text:style-name="T3">Образовательные технологии, применяемые для реализации программы. </text:span></text:p>
        </text:list-item>
      </text:list>
      <text:p text:style-name="P49">При реализации данной программы применяются инновационные технологии обучения, активные и интерактивные формы проведения занятий, указанные в таблице 2. </text:p>
      <text:p text:style-name="P50">Таблица 2 - <text:s/>Применяемые образовательные технологии <text:s/></text:p>
      <text:list xml:id="list161004262928414" text:continue-numbering="true" text:style-name="WWNum1">
        <text:list-item>
          <text:p text:style-name="P5"/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2"/>
        <text:soft-page-break/>
        <table:table-row table:style-name="Таблица2.1">
          <table:table-cell table:style-name="Таблица2.A1" office:value-type="string">
            <text:p text:style-name="P21"><text:span text:style-name="T3">Технологии</text:span></text:p>
          </table:table-cell>
          <table:table-cell table:style-name="Таблица2.A1" office:value-type="string">
            <text:p text:style-name="P21"><text:span text:style-name="T3">Лекции</text:span></text:p>
          </table:table-cell>
          <table:table-cell table:style-name="Таблица2.A1" office:value-type="string">
            <text:p text:style-name="P21"><text:span text:style-name="T3">Лаб. раб.</text:span></text:p>
          </table:table-cell>
          <table:table-cell table:style-name="Таблица2.A1" office:value-type="string">
            <text:p text:style-name="P21"><text:span text:style-name="T3">СРС</text:span></text:p>
          </table:table-cell>
        </table:table-row>
        <table:table-row table:style-name="Таблица2.1">
          <table:table-cell table:style-name="Таблица2.A1" office:value-type="string">
            <text:p text:style-name="P21">Групповая дискуссия (применение слайд-материалов с последующей дискуссией по теме лекции </text:p>
          </table:table-cell>
          <table:table-cell table:style-name="Таблица2.A1" office:value-type="string">
            <text:p text:style-name="P21">2</text:p>
          </table:table-cell>
          <table:table-cell table:style-name="Таблица2.A1" office:value-type="string">
            <text:p text:style-name="P22"/>
          </table:table-cell>
          <table:table-cell table:style-name="Таблица2.A1" office:value-type="string">
            <text:p text:style-name="P21"/>
          </table:table-cell>
        </table:table-row>
        <table:table-row table:style-name="Таблица2.1">
          <table:table-cell table:style-name="Таблица2.A1" office:value-type="string">
            <text:p text:style-name="P21">Проектный метод (работа организуется в виде проекта, задаются этапы и сроки разработки </text:p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><text:span text:style-name="T26">2</text:span></text:p>
          </table:table-cell>
          <table:table-cell table:style-name="Таблица2.A1" office:value-type="string">
            <text:p text:style-name="P21">2</text:p>
          </table:table-cell>
        </table:table-row>
        <table:table-row table:style-name="Таблица2.1">
          <table:table-cell table:style-name="Таблица2.A1" office:value-type="string">
            <text:p text:style-name="P21">Компьютерная симуляция (разработка моделей реально существующих объектов)</text:p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>2</text:p>
          </table:table-cell>
          <table:table-cell table:style-name="Таблица2.A1" office:value-type="string">
            <text:p text:style-name="P21">2</text:p>
          </table:table-cell>
        </table:table-row>
        <table:table-row table:style-name="Таблица2.1">
          <table:table-cell table:style-name="Таблица2.A1" office:value-type="string">
            <text:p text:style-name="P21">Разбор конкретных ситуаций (привлечение собственного опыта для решения проблемы)</text:p>
          </table:table-cell>
          <table:table-cell table:style-name="Таблица2.A1" office:value-type="string">
            <text:p text:style-name="P21">2</text:p>
          </table:table-cell>
          <table:table-cell table:style-name="Таблица2.A1" office:value-type="string">
            <text:p text:style-name="P21">2</text:p>
          </table:table-cell>
          <table:table-cell table:style-name="Таблица2.A1" office:value-type="string">
            <text:p text:style-name="P21">2</text:p>
          </table:table-cell>
        </table:table-row>
        <table:table-row table:style-name="Таблица2.1">
          <table:table-cell table:style-name="Таблица2.A1" office:value-type="string">
            <text:p text:style-name="P21">Работа в команде <text:s/>(групповая разработка моделей, взаимная проверка студентами)</text:p>
          </table:table-cell>
          <table:table-cell table:style-name="Таблица2.A1" office:value-type="string">
            <text:p text:style-name="P21"/>
          </table:table-cell>
          <table:table-cell table:style-name="Таблица2.A1" office:value-type="string">
            <text:p text:style-name="P21">2</text:p>
          </table:table-cell>
          <table:table-cell table:style-name="Таблица2.A1" office:value-type="string">
            <text:p text:style-name="P21">2</text:p>
          </table:table-cell>
        </table:table-row>
      </table:table>
      <text:p text:style-name="P17"/>
      <text:p text:style-name="P17"/>
      <text:list xml:id="list2186994503982462032" text:style-name="WWNum9">
        <text:list-item>
          <text:p text:style-name="P48"><text:span text:style-name="T3">Оценочные средства и технологии </text:span></text:p>
        </text:list-item>
      </text:list>
      <text:p text:style-name="P51"><text:change-start text:change-id="ct105131104"/><text:change-start text:change-id="ct104312848"/>Промежуточное тестирование <text:change-end text:change-id="ct105131104"/><text:change-end text:change-id="ct104312848"/></text:p>
      <text:p text:style-name="P51">Демонстрация моделей и расчётов, выполненных в ходе лабораторных занятий<text:change-start text:change-id="ct100528016"/></text:p>
      <text:p text:style-name="P51"><text:change-end text:change-id="ct100528016"/><text:change-start text:change-id="ct109013216"/>Ответы на контрольные вопросы при защите лабораторных работ<text:change-end text:change-id="ct109013216"/><text:change-start text:change-id="ct105127776"/></text:p>
      <text:p text:style-name="P51"><text:change-start text:change-id="ct100528864"/>Экспресс-тестирование на лекции.<text:change-end text:change-id="ct105127776"/><text:change-end text:change-id="ct100528864"/><text:change-start text:change-id="ct104314048"/></text:p>
      <text:p text:style-name="P51"><text:change-end text:change-id="ct104314048"/><text:change-start text:change-id="ct99862880"/><text:change-start text:change-id="ct102464384"/>Зачёт<text:change-end text:change-id="ct99862880"/><text:change-end text:change-id="ct102464384"/><text:change-start text:change-id="ct47483408"/><text:change-start text:change-id="ct47483120"/>.<text:change-end text:change-id="ct47483408"/><text:change-end text:change-id="ct47483120"/><text:change-start text:change-id="ct46850320"/></text:p>
      <text:p text:style-name="P18"><text:change-end text:change-id="ct46850320"/></text:p>
      <text:p text:style-name="P13"><text:span text:style-name="T3">7. Рекомендуемое информационное обеспечение дисциплины</text:span></text:p>
      <text:p text:style-name="P75"><text:bookmark-start text:name="_Toc432060228"/>7.1. Основная литература<text:bookmark-end text:name="_Toc432060228"/></text:p>
      <text:p text:style-name="P51">1. Гвоздева, Татьяна Вадимовна.<text:tab/>Проектирование информационных систем : учеб. пособие по специальности "Прикладная информатика" / Т. В. Гвоздева, Б. А. Баллод; науч. ред. Ф. Н. Ясинский. - Ростов н/Д : Феникс, 2008. - 508 с.: ил. - (Высшее образование). - ISBN 978-5-222-14075-8: 197.25 р.</text:p>
      <text:p text:style-name="P51">2. Куликова Любовь Леонидовна Проектирование информационных систем: лабораторный практикум / Л. Л. Куликова. – Иркутск : ИрГТУ, 2013. – 144 с. : a-ил </text:p>
      <text:p text:style-name="P53">3. Коваленко Владимир Васильевич Проектирование информационных систем : учебное пособие по специальности 080801 "Прикладная информатика (по областям применения)" / В. В. Коваленко. – Москва : Форум, 2012. - 319 с. : a-ил. - (Высшее образование) </text:p>
      <text:p text:style-name="P52"/>
      <text:p text:style-name="P3">7.2. Дополнительная литература</text:p>
      <text:p text:style-name="P54">1. Хетагуров Ярослав Афанасьевич . Проектирование автоматизированных систем обработки информации и управления (АСОИУ) : учеб. для вузов по специальности "Автоматизир.система обраб. информации и упр." ... / Я. А. Хетагуров. - М. : Высш. шк.,2006. - 222 с. : </text:p>
      <text:p text:style-name="P55">2. Соловьев Игорь Владимирович Проектирование информационных систем. Фундаментальный курс : учебное пособие для студентов высш. учеб. заведений, обучающихся по направлению подготовки 230200 - "Информационные системы" / И. В. Соловьев, А. А. Майоров. - Москва : Академический Проект, 2009. - 397,[1] с. : a-ил. </text:p>
      <text:p text:style-name="P56"/>
      <text:p text:style-name="P11">7.3. Электронные образовательные ресурсы</text:p>
      <text:p text:style-name="P11"><text:soft-page-break/>Сетевой диск кафедры ВТ</text:p>
      <text:p text:style-name="P11">7.4. Ресурсы сети Интернет</text:p>
      <text:p text:style-name="P73"><text:span text:style-name="T14">http//:www.osp.ru</text:span></text:p>
      <text:p text:style-name="P72"><text:span text:style-name="T14">http//:www.cfin.ru</text:span></text:p>
      <text:p text:style-name="P72"><text:span text:style-name="T14">http//:www.ituit.ru</text:span></text:p>
      <text:p text:style-name="P72"><text:span text:style-name="T14">http//:www.finexpert.ru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_20_6" style:default-outline-level="7" style:list-style-name="" style:class="text">
      <style:paragraph-properties fo:margin-left="3.881cm" fo:margin-right="0cm" fo:margin-top="0.212cm" fo:margin-bottom="0.106cm" loext:contextual-spacing="false" fo:text-align="justify" style:justify-single-word="false" fo:orphans="2" fo:widows="2" fo:text-indent="-0.847cm" style:auto-text-indent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size-complex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 fo:orphans="2" fo:widows="2"/>
      <style:text-properties style:rfc-language-tag="x-none" style:rfc-language-tag-asian="x-none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line-height="115%" fo:orphans="2" fo:widows="2" fo:text-indent="0cm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0cm" fo:text-align="justify" style:justify-single-word="false" fo:orphans="2" fo:widows="2" fo:text-indent="1.251cm" style:auto-text-indent="false"/>
      <style:text-properties fo:font-size="14pt" style:font-size-asian="14pt" style:font-size-complex="14pt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project" style:family="paragraph" style:parent-style-name="Standard" style:default-outline-level="">
      <style:paragraph-properties fo:margin-top="0.494cm" fo:margin-bottom="0.494cm" loext:contextual-spacing="false" fo:orphans="2" fo:widows="2"/>
    </style:style>
    <style:style style:name="caption" style:family="paragraph" style:parent-style-name="Standard" style:default-outline-level="">
      <style:paragraph-properties fo:margin-left="0cm" fo:margin-right="0cm" fo:text-align="center" style:justify-single-word="false" fo:orphans="2" fo:widows="2" fo:text-indent="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Обычный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size-asian="12pt"/>
    </style:style>
    <style:style style:name="Обычный11" style:family="paragraph" style:default-outline-level="">
      <style:paragraph-properties fo:margin-top="0.176cm" fo:margin-bottom="0.176cm" loext:contextual-spacing="false" fo:text-align="start" style:justify-single-word="false" fo:orphans="2" fo:widows="2" style:writing-mode="lr-tb"/>
      <style:text-properties fo:font-size="12pt" style:font-name-asian="Calibri1" style:font-family-asian="Calibri" style:font-family-generic-asian="system" style:font-pitch-asian="variable" style:font-size-asian="12pt" style:font-size-complex="12pt"/>
    </style:style>
    <style:style style:name="Default_20_Paragraph_20_Font" style:display-name="Default Paragraph Font" style:family="text"/>
    <style:style style:name="Основной_20_текст_20_2_20_Знак" style:display-name="Основной текст 2 Знак" style:family="text">
      <style:text-properties fo:font-size="12pt" style:rfc-language-tag="x-none" style:font-size-asian="12pt" style:rfc-language-tag-asian="x-none" style:font-size-complex="12pt" style:language-complex="ar" style:country-complex="SA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7_20_Знак" style:display-name="Заголовок 7 Знак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Заголовок_20_6_20_Знак" style:display-name="Заголовок 6 Знак" style:family="text">
      <style:text-properties style:font-name="Calibri" fo:font-family="Calibri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2pt" fo:font-weight="normal" style:font-size-asian="12pt" style:font-size-complex="12pt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style:font-name="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3.40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67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46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7.21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48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756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1.02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text:style-name="ListLabel_20_1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creation-date>2016-08-28T14:55:00</meta:creation-date>
    <dc:date>2016-08-28T14:55:00</dc:date>
    <meta:editing-duration>P0D</meta:editing-duration>
    <meta:generator>LibreOffice/5.1.5.2$Linux_X86_64 LibreOffice_project/10m0$Build-2</meta:generator>
    <meta:document-statistic meta:table-count="2" meta:image-count="0" meta:object-count="0" meta:page-count="8" meta:paragraph-count="164" meta:word-count="1329" meta:character-count="11634" meta:non-whitespace-character-count="1043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